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3afd1" officeooo:paragraph-rsid="00109d01"/>
    </style:style>
    <style:style style:name="P2" style:family="paragraph" style:parent-style-name="Standard">
      <style:text-properties officeooo:rsid="00109d01" officeooo:paragraph-rsid="00109d01"/>
    </style:style>
    <style:style style:name="P3" style:family="paragraph" style:parent-style-name="Standard">
      <style:text-properties officeooo:rsid="00050e18" officeooo:paragraph-rsid="0010f62b"/>
    </style:style>
    <style:style style:name="P4" style:family="paragraph" style:parent-style-name="Standard">
      <style:text-properties officeooo:rsid="000ee7b9" officeooo:paragraph-rsid="000ee7b9"/>
    </style:style>
    <style:style style:name="P5" style:family="paragraph" style:parent-style-name="Standard">
      <style:text-properties officeooo:rsid="000ee7b9" officeooo:paragraph-rsid="0010f62b"/>
    </style:style>
    <style:style style:name="P6" style:family="paragraph" style:parent-style-name="Standard">
      <style:text-properties officeooo:rsid="0006f4b6" officeooo:paragraph-rsid="000a198c"/>
    </style:style>
    <style:style style:name="P7" style:family="paragraph" style:parent-style-name="Standard">
      <style:text-properties officeooo:rsid="0006f4b6" officeooo:paragraph-rsid="0012bdc7"/>
    </style:style>
    <style:style style:name="P8" style:family="paragraph" style:parent-style-name="Standard">
      <style:text-properties officeooo:rsid="000a198c" officeooo:paragraph-rsid="0011733a"/>
    </style:style>
    <style:style style:name="P9" style:family="paragraph" style:parent-style-name="Standard">
      <style:text-properties officeooo:rsid="000ed41a" officeooo:paragraph-rsid="0010f62b"/>
    </style:style>
    <style:style style:name="P10" style:family="paragraph" style:parent-style-name="Standard">
      <style:text-properties officeooo:rsid="0010f62b" officeooo:paragraph-rsid="00153d1b"/>
    </style:style>
    <style:style style:name="P11" style:family="paragraph" style:parent-style-name="Standard">
      <style:text-properties officeooo:paragraph-rsid="000d602f"/>
    </style:style>
    <style:style style:name="P12" style:family="paragraph" style:parent-style-name="Standard">
      <style:text-properties officeooo:rsid="001526e4" officeooo:paragraph-rsid="001526e4"/>
    </style:style>
    <style:style style:name="P13" style:family="paragraph" style:parent-style-name="Standard">
      <style:text-properties officeooo:rsid="001526e4" officeooo:paragraph-rsid="00153d1b"/>
    </style:style>
    <style:style style:name="P14" style:family="paragraph" style:parent-style-name="Standard">
      <style:text-properties officeooo:rsid="00153d1b" officeooo:paragraph-rsid="00153d1b"/>
    </style:style>
    <style:style style:name="P15" style:family="paragraph" style:parent-style-name="Standard">
      <style:text-properties officeooo:rsid="00157e2a" officeooo:paragraph-rsid="00157e2a"/>
    </style:style>
    <style:style style:name="P16" style:family="paragraph" style:parent-style-name="Standard">
      <style:text-properties officeooo:rsid="0015ff2e" officeooo:paragraph-rsid="0015ff2e"/>
    </style:style>
    <style:style style:name="P17" style:family="paragraph" style:parent-style-name="Standard">
      <style:text-properties officeooo:rsid="0019f59a" officeooo:paragraph-rsid="0010f62b"/>
    </style:style>
    <style:style style:name="P18" style:family="paragraph" style:parent-style-name="Standard">
      <style:paragraph-properties fo:text-align="center" style:justify-single-word="false"/>
      <style:text-properties fo:font-size="22pt" style:text-underline-style="none" fo:font-weight="bold" officeooo:rsid="0019f59a" officeooo:paragraph-rsid="0019f59a" style:font-size-asian="22pt" style:font-weight-asian="bold" style:font-size-complex="22pt" style:font-weight-complex="bold"/>
    </style:style>
    <style:style style:name="P19" style:family="paragraph" style:parent-style-name="Standard">
      <style:paragraph-properties fo:margin-left="0.4925in" fo:margin-right="0in" fo:text-indent="0in" style:auto-text-indent="false"/>
      <style:text-properties officeooo:rsid="0006f4b6" officeooo:paragraph-rsid="00179e0d"/>
    </style:style>
    <style:style style:name="P20" style:family="paragraph" style:parent-style-name="Standard">
      <style:paragraph-properties fo:margin-left="0in" fo:margin-right="0in" fo:text-indent="0in" style:auto-text-indent="false"/>
      <style:text-properties officeooo:rsid="0006f4b6" officeooo:paragraph-rsid="00132b12"/>
    </style:style>
    <style:style style:name="P21" style:family="paragraph" style:parent-style-name="Standard">
      <style:paragraph-properties fo:margin-left="0in" fo:margin-right="0in" fo:text-indent="0in" style:auto-text-indent="false"/>
      <style:text-properties officeooo:rsid="0006f4b6" officeooo:paragraph-rsid="00179e0d"/>
    </style:style>
    <style:style style:name="P22" style:family="paragraph" style:parent-style-name="Standard">
      <style:paragraph-properties fo:margin-left="0in" fo:margin-right="0in" fo:text-indent="0in" style:auto-text-indent="false"/>
      <style:text-properties officeooo:rsid="000a198c" officeooo:paragraph-rsid="000a198c"/>
    </style:style>
    <style:style style:name="P23" style:family="paragraph" style:parent-style-name="Text_20_body">
      <style:text-properties officeooo:rsid="00182ee8" officeooo:paragraph-rsid="00182ee8"/>
    </style:style>
    <style:style style:name="P24" style:family="paragraph" style:parent-style-name="Text_20_body">
      <style:text-properties officeooo:paragraph-rsid="00182ee8"/>
    </style:style>
    <style:style style:name="P25" style:family="paragraph" style:parent-style-name="Heading_20_1">
      <style:paragraph-properties fo:break-before="page"/>
    </style:style>
    <style:style style:name="P26" style:family="paragraph" style:parent-style-name="Table_20_Contents">
      <style:text-properties officeooo:rsid="0015ff2e" officeooo:paragraph-rsid="0015ff2e"/>
    </style:style>
    <style:style style:name="P27" style:family="paragraph" style:parent-style-name="Table_20_Contents">
      <style:text-properties officeooo:rsid="0015ff2e" officeooo:paragraph-rsid="00179e0d"/>
    </style:style>
    <style:style style:name="P28" style:family="paragraph" style:parent-style-name="Table_20_Contents">
      <style:paragraph-properties fo:text-align="center" style:justify-single-word="false"/>
      <style:text-properties fo:font-weight="bold" officeooo:rsid="0015ff2e" officeooo:paragraph-rsid="0015ff2e" style:font-weight-asian="bold" style:font-weight-complex="bold"/>
    </style:style>
    <style:style style:name="P29" style:family="paragraph" style:parent-style-name="Table_20_Contents">
      <style:text-properties officeooo:rsid="00179e0d" officeooo:paragraph-rsid="00179e0d"/>
    </style:style>
    <style:style style:name="T1" style:family="text">
      <style:text-properties officeooo:rsid="00155bc6"/>
    </style:style>
    <style:style style:name="T2" style:family="text">
      <style:text-properties officeooo:rsid="001d4df5"/>
    </style:style>
    <style:style style:name="T3" style:family="text">
      <style:text-properties officeooo:rsid="0019a92d"/>
    </style:style>
    <style:style style:name="T4" style:family="text">
      <style:text-properties officeooo:rsid="00109d01"/>
    </style:style>
    <style:style style:name="T5" style:family="text">
      <style:text-properties officeooo:rsid="000a198c"/>
    </style:style>
    <style:style style:name="T6" style:family="text">
      <style:text-properties officeooo:rsid="0010f62b"/>
    </style:style>
    <style:style style:name="T7" style:family="text">
      <style:text-properties officeooo:rsid="000d602f"/>
    </style:style>
    <style:style style:name="T8" style:family="text">
      <style:text-properties officeooo:rsid="0011733a"/>
    </style:style>
    <style:style style:name="T9" style:family="text">
      <style:text-properties officeooo:rsid="00153d1b"/>
    </style:style>
    <style:style style:name="T10" style:family="text">
      <style:text-properties officeooo:rsid="00157e2a"/>
    </style:style>
    <style:style style:name="T11" style:family="text">
      <style:text-properties officeooo:rsid="0015ff2e"/>
    </style:style>
    <style:style style:name="T12" style:family="text">
      <style:text-properties officeooo:rsid="00177db5"/>
    </style:style>
    <style:style style:name="T13" style:family="text">
      <style:text-properties officeooo:rsid="00179e0d"/>
    </style:style>
    <style:style style:name="T14" style:family="text">
      <style:text-properties officeooo:rsid="00182ee8"/>
    </style:style>
    <style:style style:name="T15" style:family="text">
      <style:text-properties officeooo:rsid="0019f59a"/>
    </style:style>
    <style:style style:name="T16"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text:p>
      <text:p text:style-name="P1"><text:span text:style-name="T16"/></text:p>
      <text:p text:style-name="P1"><text:span text:style-name="T16"/></text:p>
      <text:p text:style-name="P18">REV3 (Remote EV3 Control) Application</text:p>
      <text:p text:style-name="P18">Project Requirements</text:p>
      <text:p text:style-name="P18"/>
      <text:p text:style-name="P18"/>
      <text:p text:style-name="P18"/>
      <text:p text:style-name="P18"/>
      <text:p text:style-name="P18">February 5, 2016</text:p>
      <text:p text:style-name="P18"/>
      <text:p text:style-name="P18"/>
      <text:p text:style-name="P18"/>
      <text:p text:style-name="P18"/>
      <text:p text:style-name="P18"/>
      <text:p text:style-name="P18"/>
      <text:p text:style-name="P18"/>
      <text:p text:style-name="P18"/>
      <text:p text:style-name="P18">Bryan Walsh</text:p>
      <text:p text:style-name="P18">Team Name: bpwalsh</text:p>
      <text:p text:style-name="P18">ECE 573</text:p>
      <text:p text:style-name="P18"/>
      <text:p text:style-name="P1"><text:span text:style-name="T16"/></text:p>
      <text:p text:style-name="P1"><text:span text:style-name="T16"/></text:p>
      <text:h text:style-name="P25" text:outline-level="1"><text:span text:style-name="T4">1. </text:span>Project Overview</text:h>
      <text:p text:style-name="P1"><text:span text:style-name="T4">The REV3 (Remote EV3 Control)</text:span> application <text:span text:style-name="T4">will allow the user to </text:span>remotely control a <text:span text:style-name="T2">Lego </text:span>EV3 <text:span text:style-name="T2">Robot, </text:span>running the open source, debian base<text:span text:style-name="T3">d</text:span> EV3Dev (<text:a xlink:type="simple" xlink:href="http://www.ev3dev.org/" text:style-name="Internet_20_link" text:visited-style-name="Visited_20_Internet_20_Link">www.ev3dev.org</text:a>) operating system, <text:span text:style-name="T4">from an Android smart phone</text:span>. <text:s/>This app<text:span text:style-name="T1">lication</text:span> will include the ability to <text:s/>control the EV3 via GUI or by use of <text:span text:style-name="T15">the phone's</text:span> accelerometer and gyro sensors. </text:p>
      <text:h text:style-name="Heading_20_1" text:outline-level="1"><text:span text:style-name="T4">2. </text:span>Project Scope</text:h>
      <text:p text:style-name="P2">This project will focus on the REV3 Android application itself. <text:s/>It does not include the software to be hosted on the EV3 <text:span text:style-name="T15">required </text:span>to accept and interpret commands being sent from <text:span text:style-name="T15">the phone</text:span>. <text:s text:c="2"/>The messaging protocol <text:span text:style-name="T13">specification</text:span> between REV3 and the EV3 will be developed <text:span text:style-name="T13">as part of this project</text:span>. <text:s text:c="2"/>The protocol will be verified via recordings/playback of <text:span text:style-name="T15">the relevant protocol</text:span> messages. <text:s text:c="2"/>EV3 hosted software will be developed at a later point in time as part of a follow-on effort.</text:p>
      <text:h text:style-name="Heading_20_1" text:outline-level="1">3. Functional Requirements</text:h>
      <text:h text:style-name="Heading_20_2" text:outline-level="2"><text:span text:style-name="T6">3.1 </text:span>Startup <text:span text:style-name="T6">and Configuration</text:span></text:h>
      <text:p text:style-name="P3"><text:span text:style-name="T6">3.1.1 Upon startup the REV3 application shall</text:span> immediately enter a <text:span text:style-name="T6">configuration screen. <text:s/>The configuration screen shall allow the user to enter the IP address or hostname and port of the EV3 robot that they wish to connect to. <text:s/>The screen shall also have a connect button that upon clicking will establish connectivity to the EV3 robot. (Difficulty 1)</text:span></text:p>
      <text:p text:style-name="P4"/>
      <text:p text:style-name="P10">3.1.<text:span text:style-name="T11">2</text:span> <text:span text:style-name="T7">If the </text:span>REV3 application<text:span text:style-name="T7"> looses connectivity to the EV3 the app</text:span>lication<text:span text:style-name="T7"> shall reinitialize and return to the </text:span>configuration<text:span text:style-name="T7"> screen. </text:span>(Difficulty 1)</text:p>
      <text:h text:style-name="Heading_20_2" text:outline-level="2">3.2 <text:span text:style-name="T12">Drive </text:span>Controls</text:h>
      <text:p text:style-name="P10"><text:span text:style-name="T13">3.2 </text:span>The REV3 application shall have a “drive” screen <text:span text:style-name="T11">from which the</text:span> user <text:span text:style-name="T11">can control of the</text:span> EV3 robot. </text:p>
      <text:p text:style-name="P6"/>
      <text:p text:style-name="P20"><text:span text:style-name="T6">3.2.1 From the “drive” screen t</text:span>he <text:span text:style-name="T5">user shall be able to adjust the commanded forward/reverse (+100%/-100%) speed via touch screen controls. <text:s/>The touchscreen commands will be translated to the proper EV3 protocol message necessary to turn or accelerate/decelerate. <text:s/>(Difficulty 2)</text:span></text:p>
      <text:p text:style-name="P22"><text:s/></text:p>
      <text:p text:style-name="P21"><text:span text:style-name="T6">3.2.3 From the “drive” screen t</text:span>he <text:span text:style-name="T5">user shall be able to adjust the commanded turn rate (+100% turn left/-100% turn right) speed via touch screen controls. <text:s/>The touchscreen commands will be translated to the proper EV3 protocol message necessary to turn or accelerate/decelerate. (Difficulty 1)</text:span></text:p>
      <text:p text:style-name="P19"/>
      <text:p text:style-name="P11"><text:span text:style-name="T8">3.2.3 The REV3 application shall be capable of receiving the change in heading (since configuration time) over the EV3 protocol. <text:s/>The application shall display the change in heading via an indicator arrow on the “drive” screen. <text:s text:c="2"/>(Difficulty 1)</text:span></text:p>
      <text:p text:style-name="P11"/>
      <text:p text:style-name="P7"><text:span text:style-name="T6">3.2.3 From the “drive” screen t</text:span>he <text:span text:style-name="T5">user shall be able to adjust the commanded speed (+100%/-100%) speed by accelerating the phone forward or backward. <text:s/>The user interaction shall be captured by the phones accelerometer sensor. <text:s/>The accelerometer outputs will be translated to the proper EV3 protocol “set speed” message. <text:s/>(Difficulty 1)</text:span></text:p>
      <text:p text:style-name="P8"><text:soft-page-break/><text:s/></text:p>
      <text:p text:style-name="P7"><text:span text:style-name="T6">3.2.5 From the “drive” screen t</text:span>he <text:span text:style-name="T5">user shall be able to adjust the commanded turn rate (+100% turn left/-100% turn right) speed by turning the phone left or right. The user interaction shall be captured by the phones gyro sensor. <text:s/>The gyro outputs will be translated to the proper EV3 protocol “turn” message. The commanded turn shall be proportional to the quickness of the user's motion. The message will be recorded for requirements verification. <text:s/>(Difficulty 2)</text:span></text:p>
      <text:h text:style-name="Heading_20_2" text:outline-level="2">3.<text:span text:style-name="T13">3</text:span> EV3 Protocol <text:span text:style-name="T10">(Overall Difficulty 1)</text:span></text:h>
      <text:p text:style-name="P12">3.<text:span text:style-name="T13">3</text:span>.<text:span text:style-name="T11">1</text:span> The EV3 protocol shall contain a message to command the speed of the EV3 by specifying the percent power level. <text:s text:c="2"/>+100% shall be interpreted as full power forward. -100% shall interpreted as full power backwards.</text:p>
      <text:p text:style-name="P12"/>
      <text:p text:style-name="P12">3.<text:span text:style-name="T13">3</text:span>.<text:span text:style-name="T11">2</text:span> The EV3 protocol shall contain a message to command the turn rate of the EV3. <text:s/>+100% shall correspond to a hard left turn. i-100% shall <text:span text:style-name="T9">correspond to a hard right turn.</text:span></text:p>
      <text:p text:style-name="P14"/>
      <text:p text:style-name="P13">3.<text:span text:style-name="T13">3</text:span>.<text:span text:style-name="T13">3</text:span> The EV3 protocol shall contain <text:span text:style-name="T9">a message to receive the delta change in heading (since configuration)</text:span> <text:span text:style-name="T9">from the </text:span>EV3. <text:s/><text:span text:style-name="T9">The delta change in heading shall be expressed in degrees.</text:span></text:p>
      <text:h text:style-name="Heading_20_1" text:outline-level="1">5. Functional Requirements Dependencies</text:h>
      <text:p text:style-name="P16"/>
      <table:table table:name="Table1" table:style-name="Table1">
        <table:table-column table:style-name="Table1.A" table:number-columns-repeated="2"/>
        <table:table-row>
          <table:table-cell table:style-name="Table1.A1" office:value-type="string">
            <text:p text:style-name="P28">Requirement:</text:p>
          </table:table-cell>
          <table:table-cell table:style-name="Table1.B1" office:value-type="string">
            <text:p text:style-name="P28">Depends On:</text:p>
          </table:table-cell>
        </table:table-row>
        <table:table-row>
          <table:table-cell table:style-name="Table1.A2" office:value-type="string">
            <text:p text:style-name="P26">3.1.1</text:p>
          </table:table-cell>
          <table:table-cell table:style-name="Table1.B2" office:value-type="string">
            <text:p text:style-name="P26">None</text:p>
          </table:table-cell>
        </table:table-row>
        <table:table-row>
          <table:table-cell table:style-name="Table1.A2" office:value-type="string">
            <text:p text:style-name="P26">3.1.2</text:p>
          </table:table-cell>
          <table:table-cell table:style-name="Table1.B2" office:value-type="string">
            <text:p text:style-name="P26">3.1.1</text:p>
          </table:table-cell>
        </table:table-row>
        <table:table-row>
          <table:table-cell table:style-name="Table1.A2" office:value-type="string">
            <text:p text:style-name="P26">3.2</text:p>
          </table:table-cell>
          <table:table-cell table:style-name="Table1.B2" office:value-type="string">
            <text:p text:style-name="P26">3.1.1</text:p>
          </table:table-cell>
        </table:table-row>
        <table:table-row>
          <table:table-cell table:style-name="Table1.A2" office:value-type="string">
            <text:p text:style-name="P26">3.2.<text:span text:style-name="T13">1</text:span></text:p>
          </table:table-cell>
          <table:table-cell table:style-name="Table1.B2" office:value-type="string">
            <text:p text:style-name="P26"><text:span text:style-name="T13">3.1.1, </text:span>3.2, 3.<text:span text:style-name="T13">3</text:span>.1</text:p>
          </table:table-cell>
        </table:table-row>
        <table:table-row>
          <table:table-cell table:style-name="Table1.A2" office:value-type="string">
            <text:p text:style-name="P26">3.2.2</text:p>
          </table:table-cell>
          <table:table-cell table:style-name="Table1.B2" office:value-type="string">
            <text:p text:style-name="P27"><text:span text:style-name="T13">3.1.1, </text:span>3.2, 3.<text:span text:style-name="T13">3</text:span>.<text:span text:style-name="T13">2</text:span></text:p>
          </table:table-cell>
        </table:table-row>
        <table:table-row>
          <table:table-cell table:style-name="Table1.A2" office:value-type="string">
            <text:p text:style-name="P26">3.2.<text:span text:style-name="T13">3</text:span></text:p>
          </table:table-cell>
          <table:table-cell table:style-name="Table1.B2" office:value-type="string">
            <text:p text:style-name="P26">3.1.1, <text:span text:style-name="T13">3.2, 3.3.3</text:span></text:p>
          </table:table-cell>
        </table:table-row>
        <table:table-row>
          <table:table-cell table:style-name="Table1.A2" office:value-type="string">
            <text:p text:style-name="P29">3.2.4</text:p>
          </table:table-cell>
          <table:table-cell table:style-name="Table1.B2" office:value-type="string">
            <text:p text:style-name="P27"><text:span text:style-name="T13">3.1.1, </text:span>3.2, 3.<text:span text:style-name="T13">3</text:span>.1</text:p>
          </table:table-cell>
        </table:table-row>
        <table:table-row>
          <table:table-cell table:style-name="Table1.A2" office:value-type="string">
            <text:p text:style-name="P29">3.2.5</text:p>
          </table:table-cell>
          <table:table-cell table:style-name="Table1.B2" office:value-type="string">
            <text:p text:style-name="P27"><text:span text:style-name="T13">3.1.1, </text:span>3.2, 3.<text:span text:style-name="T13">3</text:span>.<text:span text:style-name="T13">2</text:span></text:p>
          </table:table-cell>
        </table:table-row>
        <table:table-row>
          <table:table-cell table:style-name="Table1.A2" office:value-type="string">
            <text:p text:style-name="P29">3.3.1</text:p>
          </table:table-cell>
          <table:table-cell table:style-name="Table1.B2" office:value-type="string">
            <text:p text:style-name="P29">None</text:p>
          </table:table-cell>
        </table:table-row>
        <table:table-row>
          <table:table-cell table:style-name="Table1.A2" office:value-type="string">
            <text:p text:style-name="P29">3.3.2</text:p>
          </table:table-cell>
          <table:table-cell table:style-name="Table1.B2" office:value-type="string">
            <text:p text:style-name="P29">None</text:p>
          </table:table-cell>
        </table:table-row>
        <table:table-row>
          <table:table-cell table:style-name="Table1.A2" office:value-type="string">
            <text:p text:style-name="P29">3.3.3</text:p>
          </table:table-cell>
          <table:table-cell table:style-name="Table1.B2" office:value-type="string">
            <text:p text:style-name="P29">None</text:p>
          </table:table-cell>
        </table:table-row>
      </table:table>
      <text:p text:style-name="P16"/>
      <text:h text:style-name="Heading_20_1" text:outline-level="1"><text:span text:style-name="T14">6</text:span>. Critical Path Require<text:span text:style-name="T14">ments (B Grade) versus Objective Requirements (A Grade)</text:span></text:h>
      <text:p text:style-name="P23">The following critical path requirements (B Grade) <text:s/>are necessary for basic functionality of the REV3 application. <text:s/>Basic functionality includes device configuration, speed control via touchscreen, and steering via the phones gyro. <text:s/>Requirements necessary to fulfill <text:s/>this basic functionality include: <text:s/>3.1.1, 3.2, 3.2.1, 3.2.5, 3.3.1, <text:span text:style-name="T15">and </text:span>3.3.2.</text:p>
      <text:p text:style-name="P24"><text:soft-page-break/><text:span text:style-name="T14">The following objective requirements (A Grade) are required to meet the objective system functionality. This additional requirements would give the user fault tolerance due to lost network connectivity, <text:s/>the ability to steer via touch controls, display of delta heading information, and control of speed via use of the phone's accelerometer. <text:s/>Objective requirements include: 3.1.2, 3.2.3, 3.2.4 and 3.3.3.</text:span></text:p>
      <text:h text:style-name="Heading_20_1" text:outline-level="1"><text:span text:style-name="T15">7</text:span>. Non Functional Requirements</text:h>
      <text:p text:style-name="P2"/>
      <text:p text:style-name="P9"><text:span text:style-name="T15">7.1 REV3 application</text:span> <text:span text:style-name="T10">response time between user interaction and the generation of the command to be transmitted by the EV3 protocol command shall be within </text:span>50 milliseconds.</text:p>
      <text:p text:style-name="P9"/>
      <text:p text:style-name="P9"><text:span text:style-name="T15">7.2 </text:span>The <text:span text:style-name="T10">REV3</text:span> <text:span text:style-name="T10">application </text:span>shall be targeted <text:span text:style-name="T10">for the</text:span> <text:span text:style-name="T10">A</text:span>ndroid <text:span text:style-name="T10">Marshmallow 6.0 operating system</text:span>.</text:p>
      <text:p text:style-name="P9"/>
      <text:p text:style-name="P15"><text:span text:style-name="T15">7</text:span>.3 The REV3 application shall be written using java 1.7.</text:p>
      <text:p text:style-name="P9"/>
      <text:p text:style-name="P5"><text:span text:style-name="T15">7.4 </text:span>The <text:span text:style-name="T10">EV3 Protocol TCP/IP</text:span> stack shall not be implemented for this project. <text:s/>For verification purposes a file-based testdriver will be used to stimulate <text:span text:style-name="T10">necessary</text:span> inputs and outputs across the EV3 protocol. <text:span text:style-name="T10">All transmitted message will be recorded for verification purposes. <text:s text:c="2"/>Received messages will be stimulated by prerecorded files.</text:span></text:p>
      <text:p text:style-name="P17"/>
      <text:p text:style-name="P5"/>
      <text:p text:style-name="P5"/>
      <text:p text:style-name="P9"><text:s/></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an Walsh</meta:initial-creator>
    <meta:creation-date>2016-02-05T11:21:21.026285981</meta:creation-date>
    <dc:date>2016-02-05T14:36:32.143030555</dc:date>
    <dc:creator>Bryan Walsh</dc:creator>
    <meta:editing-duration>PT37M55S</meta:editing-duration>
    <meta:editing-cycles>6</meta:editing-cycles>
    <meta:generator>LibreOffice/5.0.2.2$Linux_X86_64 LibreOffice_project/00m0$Build-2</meta:generator>
    <meta:document-statistic meta:table-count="1" meta:image-count="0" meta:object-count="0" meta:page-count="4" meta:paragraph-count="61" meta:word-count="878" meta:character-count="5616" meta:non-whitespace-character-count="4755"/>
  </office:meta>
</office:document-meta>
</file>